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lgun Gothic" svg:font-family="'Malgun Goth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653in" fo:margin-left="0.5278in" table:align="left"/>
    </style:style>
    <style:style style:name="Table1.A" style:family="table-column">
      <style:table-column-properties style:column-width="1.2771in"/>
    </style:style>
    <style:style style:name="Table1.B" style:family="table-column">
      <style:table-column-properties style:column-width="4.8882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2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in" fo:margin-bottom="0.111in" loext:contextual-spacing="false" fo:line-height="129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</style:style>
    <style:style style:name="P8" style:family="paragraph" style:parent-style-name="Text_20_body" style:list-style-name="L7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15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30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26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27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28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29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20">
      <style:paragraph-properties fo:margin-left="0.028in" fo:margin-right="0in" fo:margin-top="0in" fo:margin-bottom="0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21">
      <style:paragraph-properties fo:margin-left="0.028in" fo:margin-right="0in" fo:margin-top="0in" fo:margin-bottom="0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9">
      <style:paragraph-properties fo:margin-left="0.028in" fo:margin-right="0in" fo:margin-top="0in" fo:margin-bottom="0in" loext:contextual-spacing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/>
    </style:style>
    <style:style style:name="P18" style:family="paragraph" style:parent-style-name="Text_20_body" style:list-style-name="L10">
      <style:paragraph-properties fo:margin-left="0.028in" fo:margin-right="0in" fo:margin-top="0in" fo:margin-bottom="0in" loext:contextual-spacing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/>
    </style:style>
    <style:style style:name="P19" style:family="paragraph" style:parent-style-name="Text_20_body" style:list-style-name="L1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2pt" style:font-style-asian="normal" style:font-weight-asian="bold"/>
    </style:style>
    <style:style style:name="P20" style:family="paragraph" style:parent-style-name="Text_20_body" style:list-style-name="L3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2pt" style:font-style-asian="normal" style:font-weight-asian="bold"/>
    </style:style>
    <style:style style:name="P21" style:family="paragraph" style:parent-style-name="Text_20_body" style:list-style-name="L8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2pt" style:font-style-asian="normal" style:font-weight-asian="bold"/>
    </style:style>
    <style:style style:name="P22" style:family="paragraph" style:parent-style-name="Text_20_body" style:list-style-name="L18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2pt" style:font-style-asian="normal" style:font-weight-asian="bold"/>
    </style:style>
    <style:style style:name="P23" style:family="paragraph" style:parent-style-name="Text_20_body" style:list-style-name="L31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2pt" style:font-style-asian="normal" style:font-weight-asian="bold"/>
    </style:style>
    <style:style style:name="P24" style:family="paragraph" style:parent-style-name="Text_20_body" style:list-style-name="L2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5" style:family="paragraph" style:parent-style-name="Text_20_body" style:list-style-name="L17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6" style:family="paragraph" style:parent-style-name="Text_20_body" style:list-style-name="L32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7" style:family="paragraph" style:parent-style-name="Text_20_body" style:list-style-name="L34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8" style:family="paragraph" style:parent-style-name="Text_20_body" style:list-style-name="L4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29" style:family="paragraph" style:parent-style-name="Text_20_body" style:list-style-name="L5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30" style:family="paragraph" style:parent-style-name="Text_20_body" style:list-style-name="L6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31" style:family="paragraph" style:parent-style-name="Text_20_body" style:list-style-name="L12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32" style:family="paragraph" style:parent-style-name="Text_20_body" style:list-style-name="L13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33" style:family="paragraph" style:parent-style-name="Text_20_body" style:list-style-name="L14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34" style:family="paragraph" style:parent-style-name="Text_20_body" style:list-style-name="L19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35" style:family="paragraph" style:parent-style-name="Text_20_body" style:list-style-name="L23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36" style:family="paragraph" style:parent-style-name="Text_20_body" style:list-style-name="L24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37" style:family="paragraph" style:parent-style-name="Text_20_body" style:list-style-name="L25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left="0.028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9" style:family="paragraph" style:parent-style-name="Text_20_body">
      <style:paragraph-properties fo:margin-left="0.028in" fo:margin-right="0in" fo:text-indent="0in" style:auto-text-indent="false"/>
    </style:style>
    <style:style style:name="P40" style:family="paragraph" style:parent-style-name="Text_20_body" style:list-style-name="L3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1" style:family="paragraph" style:parent-style-name="Text_20_body" style:list-style-name="L8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1pt" style:font-style-asian="normal" style:font-weight-asian="bold"/>
    </style:style>
    <style:style style:name="P42" style:family="paragraph" style:parent-style-name="Text_20_body" style:list-style-name="L11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1pt" style:font-style-asian="normal" style:font-weight-asian="bold"/>
    </style:style>
    <style:style style:name="P43" style:family="paragraph" style:parent-style-name="Text_20_body" style:list-style-name="L16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1pt" style:font-style-asian="normal" style:font-weight-asian="bold"/>
    </style:style>
    <style:style style:name="P44" style:family="paragraph" style:parent-style-name="Text_20_body" style:list-style-name="L18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1pt" style:font-style-asian="normal" style:font-weight-asian="bold"/>
    </style:style>
    <style:style style:name="P45" style:family="paragraph" style:parent-style-name="Text_20_body" style:list-style-name="L22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1pt" style:font-style-asian="normal" style:font-weight-asian="bold"/>
    </style:style>
    <style:style style:name="P46" style:family="paragraph" style:parent-style-name="Text_20_body" style:list-style-name="L31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1pt" style:font-style-asian="normal" style:font-weight-asian="bold"/>
    </style:style>
    <style:style style:name="P47" style:family="paragraph" style:parent-style-name="Text_20_body" style:list-style-name="L33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1pt" style:font-style-asian="normal" style:font-weight-asian="bold"/>
    </style:style>
    <style:style style:name="P48" style:family="paragraph" style:parent-style-name="Text_20_body">
      <style:paragraph-properties fo:margin-top="0in" fo:margin-bottom="0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P49" style:family="paragraph" style:parent-style-name="Text_20_body">
      <style:paragraph-properties fo:margin-top="0in" fo:margin-bottom="0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.111in" loext:contextual-spacing="false" fo:line-height="129%" fo:text-align="justify" style:justify-single-word="false" fo:text-indent="-0.5555in" style:auto-text-indent="false" fo:padding="0in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.111in" loext:contextual-spacing="false" fo:line-height="129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style:text-blinking="false" fo:background-color="transparent"/>
    </style:style>
    <style:style style:name="P5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Malgun Gothic" style:font-size-asian="11pt" style:font-style-asian="normal" style:font-weight-asian="bold"/>
    </style:style>
    <style:style style:name="P5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Malgun Gothic" fo:font-size="11pt" fo:font-style="normal" style:text-underline-style="none" fo:font-weight="bold" style:text-blinking="false" fo:background-color="transparent"/>
    </style:style>
    <style:style style:name="T1" style:family="text">
      <style:text-properties style:font-name="Malgun Gothic" fo:font-size="16pt" fo:font-style="normal" fo:font-weight="bold"/>
    </style:style>
    <style:style style:name="T2" style:family="text">
      <style:text-properties style:font-name="Malgun Gothic" fo:font-size="11pt" fo:font-style="normal" fo:font-weight="normal"/>
    </style:style>
    <style:style style:name="T3" style:family="text">
      <style:text-properties style:font-name="Malgun Gothic" fo:font-size="11pt" fo:font-style="normal" fo:font-weight="bold"/>
    </style:style>
    <style:style style:name="T4" style:family="text">
      <style:text-properties style:font-name="Malgun Gothic" fo:font-size="12pt" fo:font-style="normal" fo:font-weight="bold"/>
    </style:style>
    <style:style style:name="T5" style:family="text">
      <style:text-properties style:font-name="Malgun Gothic" fo:font-size="10pt" fo:font-style="normal" fo:font-weight="normal"/>
    </style:style>
    <style:style style:name="T6" style:family="text">
      <style:text-properties style:font-name="Malgun Gothic" fo:font-size="10pt" fo:font-style="normal" fo:font-weight="normal" officeooo:rsid="0002ab75"/>
    </style:style>
    <style:style style:name="T7" style:family="text">
      <style:text-properties style:font-name-asian="Malgun Gothic" style:font-size-asian="16pt" style:font-style-asian="normal" style:font-weight-asian="bold"/>
    </style:style>
    <style:style style:name="T8" style:family="text">
      <style:text-properties style:font-name-asian="Malgun Gothic" style:font-size-asian="11pt" style:font-style-asian="normal" style:font-weight-asian="normal"/>
    </style:style>
    <style:style style:name="T9" style:family="text">
      <style:text-properties style:font-name-asian="Malgun Gothic" style:font-size-asian="11pt" style:font-style-asian="normal" style:font-weight-asian="bold"/>
    </style:style>
    <style:style style:name="T10" style:family="text">
      <style:text-properties style:font-name-asian="Malgun Gothic" style:font-size-asian="12pt" style:font-style-asian="normal" style:font-weight-asian="bold"/>
    </style:style>
    <style:style style:name="T11" style:family="text">
      <style:text-properties style:font-name-asian="Malgun Gothic" style:font-size-asian="10pt" style:font-style-asian="normal" style:font-weight-asian="normal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asian="Malgun Gothic" style:font-size-asian="10pt" style:font-style-asian="normal" style:font-weight-asian="normal"/>
    </style:style>
    <style:style style:name="T14" style:family="text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officeooo:rsid="0002ab7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2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2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2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f981f1c-7fff-78d6-d824-9d8ec5a83116"/><text:line-break/></text:p>
      <text:p text:style-name="P2">Pintos Project 2 : User Program</text:p>
      <text:p text:style-name="P4"><text:span text:style-name="T1">(</text:span><text:span text:style-name="T7">설계 프로젝트 수행 결과</text:span><text:span text:style-name="T1">)</text:span></text:p>
      <text:p text:style-name="Text_20_body"><text:line-break/><text:line-break/><text:line-break/><text:line-break/><text:line-break/><text:line-break/></text:p>
      <text:p text:style-name="P5"><text:span text:style-name="T8">과목 명   </text:span><text:span text:style-name="T2">: [CSE4116] </text:span><text:span text:style-name="T8">임베디드 시스템 소프트웨어</text:span></text:p>
      <text:p text:style-name="P5"><text:span text:style-name="T8">담당 교수 </text:span><text:span text:style-name="T2">: </text:span><text:span text:style-name="T8">박성용 교수님</text:span></text:p>
      <text:p text:style-name="P5"><text:span text:style-name="T8">개발 기간 </text:span><text:span text:style-name="T2">: 2019. 04. 07 ~ 2019. 04. 13</text:span></text:p>
      <text:p text:style-name="Text_20_body"/>
      <text:p text:style-name="P6"><text:span text:style-name="T10">프로젝트 제목 </text:span><text:span text:style-name="T4">: Embedded System Software HW#1</text:span></text:p>
      <text:p text:style-name="P6"><text:span text:style-name="T10">제출일        </text:span><text:span text:style-name="T4">: 2019</text:span><text:span text:style-name="T10">년 </text:span><text:span text:style-name="T4">4</text:span><text:span text:style-name="T10">월 </text:span><text:span text:style-name="T4">14</text:span><text:span text:style-name="T10">일</text:span></text:p>
      <text:p text:style-name="P6"><text:span text:style-name="T10">참여 조원     </text:span><text:span text:style-name="T4">: </text:span><text:span text:style-name="T10">황기덕</text:span></text:p>
      <text:p text:style-name="Text_20_body"/>
      <text:list xml:id="list7998799554568761582" text:style-name="L1">
        <text:list-item>
          <text:p text:style-name="P19">개발 목표</text:p>
        </text:list-item>
      </text:list>
      <text:list xml:id="list9207698673480711644" text:style-name="L2">
        <text:list-item>
          <text:p text:style-name="P24"><text:span text:style-name="T11">디바이스 컨트롤과 </text:span><text:span text:style-name="T5">IPC</text:span><text:span text:style-name="T11">를 이용하여 주어진 </text:span><text:span text:style-name="T5">Clock, Counter,Text editor, Draw board </text:span><text:span text:style-name="T11">를 구현한다</text:span><text:span text:style-name="T5">.</text:span></text:p>
        </text:list-item>
      </text:list>
      <text:p text:style-name="P39"/>
      <text:list xml:id="list7043329751438734235" text:style-name="L3">
        <text:list-item>
          <text:p text:style-name="P20">개발 범위 및 내용</text:p>
          <text:list>
            <text:list-item>
              <text:p text:style-name="P40"><text:span text:style-name="T9">개발 범위</text:span><text:span text:style-name="T3">, </text:span><text:span text:style-name="T9">내용</text:span></text:p>
            </text:list-item>
          </text:list>
        </text:list-item>
      </text:list>
      <text:list xml:id="list8781504428903586694" text:style-name="L4">
        <text:list-item>
          <text:p text:style-name="P28">input, main, output process</text:p>
        </text:list-item>
      </text:list>
      <text:p text:style-name="P38"><text:span text:style-name="T11">본 프로그램은 디바이스로부터 입력을 받고</text:span><text:span text:style-name="T5">, </text:span><text:span text:style-name="T11">그에 따라 연산을 한 후 그것을 출력해 주어야 한다</text:span><text:span text:style-name="T5">. </text:span><text:span text:style-name="T11">여러 가지 일을 동시에 해야 하므로 관리가 쉽게 하기 위해 세 개의 프로세스를 만들어 입력받는 부분 따로</text:span><text:span text:style-name="T5">, </text:span><text:span text:style-name="T11">연산하는 부분 따로</text:span><text:span text:style-name="T5">, </text:span><text:span text:style-name="T11">출력해주는 부분을 따로 만들어 실행해준다</text:span><text:span text:style-name="T5">.</text:span></text:p>
      <text:list xml:id="list3452334495879486151" text:style-name="L5">
        <text:list-item>
          <text:p text:style-name="P29">IPC</text:p>
        </text:list-item>
      </text:list>
      <text:p text:style-name="P38"><text:soft-page-break/><text:span text:style-name="T11">프로세스들이 독립적으로 움직이긴 하지만 </text:span><text:span text:style-name="T5">input process</text:span><text:span text:style-name="T11">에서 받은 입력을 </text:span><text:span text:style-name="T5">main process</text:span><text:span text:style-name="T11">로 넘겨주고</text:span><text:span text:style-name="T5">, </text:span><text:span text:style-name="T11">연산을 한 후 그 결과를 </text:span><text:span text:style-name="T5">output process</text:span><text:span text:style-name="T11">로 넘겨주는 등의 정보는 서로서로 이동해야 한다</text:span><text:span text:style-name="T5">. </text:span><text:span text:style-name="T11">그러므로 </text:span><text:span text:style-name="T5">ipc. </text:span><text:span text:style-name="T11">이 프로젝트에서는 </text:span><text:span text:style-name="T5">message queue</text:span><text:span text:style-name="T11">를 이용하여 프로세스간 통신을 해 주기로 한다</text:span><text:span text:style-name="T5">. input -&gt; main, main -&gt; output </text:span><text:span text:style-name="T11">단방향으로만 메세지가 오가고</text:span><text:span text:style-name="T5">, </text:span><text:span text:style-name="T11">두 개의 메세지 큐는 서로 다른 메세지를 사용하게끔 만들어 주었다</text:span><text:span text:style-name="T5">.</text:span></text:p>
      <text:list xml:id="list14780393635864101" text:style-name="L6">
        <text:list-item>
          <text:p text:style-name="P30">Mode</text:p>
        </text:list-item>
      </text:list>
      <text:p text:style-name="P38"><text:span text:style-name="T11">이 프로젝트에선 총 다섯개의 모드가 돌아간다</text:span><text:span text:style-name="T5">. </text:span><text:span text:style-name="T11">각 모드를 효율적으로 관리하기 위하여 각각을 따로 만들고</text:span><text:span text:style-name="T5">, </text:span><text:span text:style-name="T11">비슷한 틀로 구현하였다</text:span><text:span text:style-name="T5">. main process</text:span><text:span text:style-name="T11">에서 이  </text:span><text:span text:style-name="T5">mode</text:span><text:span text:style-name="T11">들을 부르게 될 것이며</text:span><text:span text:style-name="T5">, </text:span><text:span text:style-name="T11">그 </text:span><text:span text:style-name="T5">mode</text:span><text:span text:style-name="T11">들 안에서 실행에 필요한 연산들을 실질적으로 하게 될 것이다</text:span><text:span text:style-name="T5">.</text:span></text:p>
      <text:p text:style-name="Text_20_body"/>
      <text:list xml:id="list1043108241705063996" text:style-name="L7">
        <text:list-item>
          <text:p text:style-name="P8">user define mode</text:p>
        </text:list-item>
      </text:list>
      <text:p text:style-name="P6"><text:span text:style-name="T11">추가구현 부분에서는 </text:span><text:span text:style-name="T5">piano tile </text:span><text:span text:style-name="T11">이라는 리듬게임을 제작하였다</text:span><text:span text:style-name="T5">.</text:span></text:p>
      <text:p text:style-name="Text_20_body"/>
      <text:list xml:id="list6728176759036183765" text:style-name="L8">
        <text:list-item>
          <text:p text:style-name="P21">추진 일정 및 개발 방법</text:p>
          <text:list>
            <text:list-item>
              <text:p text:style-name="P41">추진 일정</text:p>
            </text:list-item>
          </text:list>
        </text:list-item>
      </text:list>
      <text:list xml:id="list6521357297081639583" text:style-name="L9">
        <text:list-item>
          <text:p text:style-name="P17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일정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4">4.07</text:p>
          </table:table-cell>
          <table:table-cell table:style-name="Table1.A1" office:value-type="string">
            <text:p text:style-name="P52">요구사항 분석</text:p>
          </table:table-cell>
        </table:table-row>
        <table:table-row>
          <table:table-cell table:style-name="Table1.A1" office:value-type="string">
            <text:p text:style-name="P54">4.08~09</text:p>
          </table:table-cell>
          <table:table-cell table:style-name="Table1.A1" office:value-type="string">
            <text:p text:style-name="P53"><text:span text:style-name="T3">input. main, output process </text:span><text:span text:style-name="T9">구현</text:span></text:p>
          </table:table-cell>
        </table:table-row>
        <table:table-row>
          <table:table-cell table:style-name="Table1.A1" office:value-type="string">
            <text:p text:style-name="P54">4.10~4.11</text:p>
          </table:table-cell>
          <table:table-cell table:style-name="Table1.A1" office:value-type="string">
            <text:p text:style-name="P53"><text:span text:style-name="T9">각 </text:span><text:span text:style-name="T3">mode</text:span><text:span text:style-name="T9">들 구현</text:span></text:p>
          </table:table-cell>
        </table:table-row>
        <table:table-row>
          <table:table-cell table:style-name="Table1.A1" office:value-type="string">
            <text:p text:style-name="P54">4.12</text:p>
          </table:table-cell>
          <table:table-cell table:style-name="Table1.A1" office:value-type="string">
            <text:p text:style-name="P53"><text:span text:style-name="T9">프로그램 검증</text:span><text:span text:style-name="T3">, </text:span><text:span text:style-name="T9">정리</text:span></text:p>
          </table:table-cell>
        </table:table-row>
        <table:table-row>
          <table:table-cell table:style-name="Table1.A1" office:value-type="string">
            <text:p text:style-name="P54">4.13</text:p>
          </table:table-cell>
          <table:table-cell table:style-name="Table1.A1" office:value-type="string">
            <text:p text:style-name="P52">보고서 작성</text:p>
          </table:table-cell>
        </table:table-row>
      </table:table>
      <text:list xml:id="list6098926215881573503" text:style-name="L10">
        <text:list-item>
          <text:p text:style-name="P18"/>
        </text:list-item>
      </text:list>
      <text:p text:style-name="Text_20_body"><text:line-break/><text:line-break/><text:line-break/></text:p>
      <text:list xml:id="list6568768211296066089" text:style-name="L11">
        <text:list-item>
          <text:list>
            <text:list-item>
              <text:p text:style-name="P42">개발 방법</text:p>
            </text:list-item>
          </text:list>
        </text:list-item>
      </text:list>
      <text:list xml:id="list6269465717655272355" text:style-name="L12">
        <text:list-item>
          <text:p text:style-name="P31">input, main, output process</text:p>
        </text:list-item>
      </text:list>
      <text:p text:style-name="P38"><text:span text:style-name="T5">20141602.c</text:span><text:span text:style-name="T11">에서 </text:span><text:span text:style-name="T5">fork() </text:span><text:span text:style-name="T11">를 해 주어서 총 세 개의 </text:span><text:span text:style-name="T5">pocess</text:span><text:span text:style-name="T11">를 만들어 주었다</text:span><text:span text:style-name="T5">. </text:span><text:span text:style-name="T11">메인 </text:span><text:span text:style-name="T5">porcess</text:span><text:span text:style-name="T11">를 </text:span><text:span text:style-name="T5">main process</text:span><text:span text:style-name="T11">로 두고</text:span><text:span text:style-name="T5">, </text:span><text:span text:style-name="T11">두 개의 자식 프로세스를 </text:span><text:span text:style-name="T5">input, output process</text:span><text:span text:style-name="T11">로 만들어 주었다</text:span><text:span text:style-name="T5">. 20141602.c </text:span><text:span text:style-name="T11">에서 </text:span><text:span text:style-name="T5">main_process.c, input.c output.c </text:span><text:span text:style-name="T11">를 불러 주어서 각각의 </text:span><text:span text:style-name="T5">process</text:span><text:span text:style-name="T11">가 동작하도록 한다</text:span><text:span text:style-name="T5">. input</text:span><text:span text:style-name="T11">에선 사용자로부터 입력을 받는 것에 </text:span><text:soft-page-break/><text:span text:style-name="T11">집중하여</text:span><text:span text:style-name="T5">, </text:span><text:span text:style-name="T11">어떠한 입력이 들어오면 적당한 연산을 한 후 </text:span><text:span text:style-name="T5">main process </text:span><text:span text:style-name="T11">로 넘겨준다</text:span><text:span text:style-name="T5">. main process</text:span><text:span text:style-name="T11">에선 </text:span><text:span text:style-name="T5">input.c</text:span><text:span text:style-name="T11">로부터 받은 입력을 각 모드에 맞게 연산하여 그 결과를 </text:span><text:span text:style-name="T5">output.c </text:span><text:span text:style-name="T11">로 전달해준다</text:span><text:span text:style-name="T5">. output.c</text:span><text:span text:style-name="T11">에서는 </text:span><text:span text:style-name="T5">main process</text:span><text:span text:style-name="T11">에서 전달받은 값으로 사용자에게 적당한 출력을 보여준다</text:span><text:span text:style-name="T5">.</text:span></text:p>
      <text:list xml:id="list7289796593159147764" text:style-name="L13">
        <text:list-item>
          <text:p text:style-name="P32">IPC</text:p>
        </text:list-item>
      </text:list>
      <text:p text:style-name="P38"><text:span text:style-name="T11">각각의 </text:span><text:span text:style-name="T5">process</text:span><text:span text:style-name="T11">들끼리 데이터를 주고받아야 한다</text:span><text:span text:style-name="T5">. message queue </text:span><text:span text:style-name="T11">방식으로 그걸 구현하였다</text:span><text:span text:style-name="T5">. 20141602.c</text:span><text:span text:style-name="T11">에서 </text:span><text:span text:style-name="T5">message queue</text:span><text:span text:style-name="T11">를 초기화 후 만들어 주었다</text:span><text:span text:style-name="T5">. </text:span><text:span text:style-name="T11">각각의 </text:span><text:span text:style-name="T5">key number</text:span><text:span text:style-name="T11">를 </text:span><text:span text:style-name="T5">input process, main process, output process</text:span><text:span text:style-name="T11">를 부를 때 넘겨 주었다</text:span><text:span text:style-name="T5">. </text:span><text:span text:style-name="T11">그 후 </text:span><text:span text:style-name="T5">msgsnd, msgrcv </text:span><text:span text:style-name="T11">를 이용하여 각각의 데이터를 주고받았다</text:span><text:span text:style-name="T5">.</text:span></text:p>
      <text:list xml:id="list6873993815524895519" text:style-name="L14">
        <text:list-item>
          <text:p text:style-name="P33">Mode</text:p>
        </text:list-item>
      </text:list>
      <text:p text:style-name="P38"><text:span text:style-name="T5">program_mode/ </text:span><text:span text:style-name="T11">에 총 다섯 개</text:span><text:span text:style-name="T5">, clock.c counter.c text.c draw.c user.c</text:span><text:span text:style-name="T11">를 구현하였다</text:span><text:span text:style-name="T5">. </text:span><text:span text:style-name="T11">각각의 파일에는 그 모드를 구현하기 위해 필요한 정보들이 들어있다</text:span><text:span text:style-name="T5">. </text:span><text:span text:style-name="T11">각 모드들에 들어갈 때 </text:span><text:span text:style-name="T5">construct mode</text:span><text:span text:style-name="T11">를 해 주고</text:span><text:span text:style-name="T5">, </text:span><text:span text:style-name="T11">그 모드에서 빠져나올 때 </text:span><text:span text:style-name="T5">destroy mode</text:span><text:span text:style-name="T11">를 해 주었다</text:span><text:span text:style-name="T5">. </text:span><text:span text:style-name="T11">모드 내에서 </text:span><text:span text:style-name="T5">thread</text:span><text:span text:style-name="T11">가 필요할 경우에 </text:span><text:span text:style-name="T5">( ex : led</text:span><text:span text:style-name="T11">의 깜빡임</text:span><text:span text:style-name="T5">..) thread</text:span><text:span text:style-name="T11">를 만들어 주었고 그 안에서 </text:span><text:span text:style-name="T5">mutex lock</text:span><text:span text:style-name="T11">를 이용해 서로간의 </text:span><text:span text:style-name="T5">synchronization</text:span><text:span text:style-name="T11">을 맞춰 주었다</text:span><text:span text:style-name="T5">.</text:span></text:p>
      <text:p text:style-name="Text_20_body"/>
      <text:list xml:id="list3334621005650449991" text:style-name="L15">
        <text:list-item>
          <text:p text:style-name="P9">user define mode</text:p>
        </text:list-item>
      </text:list>
      <text:p text:style-name="P6"><text:span text:style-name="T11">리듬게임을 제작하기 위해 </text:span><text:span text:style-name="T5">dot </text:span><text:span text:style-name="T11">부분을 노트가 내려오는 부분으로 설정하였고</text:span><text:span text:style-name="T5">, switch </text:span><text:span text:style-name="T11">부분을 각 노트를 누르는 것으로</text:span><text:span text:style-name="T5">, led</text:span><text:span text:style-name="T11">는 현재 속도</text:span><text:span text:style-name="T5">, fnd</text:span><text:span text:style-name="T11">는 남은 </text:span><text:span text:style-name="T5">life</text:span><text:span text:style-name="T11">를 나타내었고 </text:span><text:span text:style-name="T5">text lcd</text:span><text:span text:style-name="T11">에는 간단한 정보를 나타내었다</text:span><text:span text:style-name="T5">. </text:span><text:span text:style-name="T11">그리고 게임을 플레이하다 잘못 누르거나 누르지 못하면 </text:span><text:span text:style-name="T5">buzzer</text:span><text:span text:style-name="T11">가 울리도록 구현해 주었다</text:span><text:span text:style-name="T5">.</text:span></text:p>
      <text:p text:style-name="Text_20_body"/>
      <text:list xml:id="list6271865086121337985" text:style-name="L16">
        <text:list-item>
          <text:list>
            <text:list-item>
              <text:p text:style-name="P43">연구원 역할 분담</text:p>
            </text:list-item>
          </text:list>
        </text:list-item>
      </text:list>
      <text:list xml:id="list4085805271171001065" text:style-name="L17">
        <text:list-item>
          <text:p text:style-name="P25"><text:span text:style-name="T11">개인 프로젝트이다</text:span><text:span text:style-name="T5">.</text:span></text:p>
        </text:list-item>
      </text:list>
      <text:p text:style-name="P39"/>
      <text:list xml:id="list4446840561439449969" text:style-name="L18">
        <text:list-item>
          <text:p text:style-name="P22">연구 결과</text:p>
          <text:list>
            <text:list-item>
              <text:p text:style-name="P44">합성 내용</text:p>
            </text:list-item>
          </text:list>
        </text:list-item>
      </text:list>
      <text:list xml:id="list8718884663308780496" text:style-name="L19">
        <text:list-item>
          <text:p text:style-name="P34">all</text:p>
        </text:list-item>
      </text:list>
      <text:p text:style-name="P39"/>
      <text:p text:style-name="P6"><text:soft-page-break/><draw:frame draw:style-name="fr1" draw:name="Image1" text:anchor-type="as-char" svg:width="6.6772in" svg:height="5.6354in" draw:z-index="0"><draw:image xlink:href="https://lh5.googleusercontent.com/9CvJHlgmqLQCHIAbL2Q_vZ2bL4_mUZ1dISWzPM7Ogj8mo07b-gVN8bqbjOBM-2auDeA303315t9wouyJYDLeDjr-DUAalIA3IJU_Kb8ppypuPW1qj9Lf86DFRQgQoWZES985K4gn" xlink:type="simple" xlink:show="embed" xlink:actuate="onLoad"/></draw:frame></text:p>
      <text:p text:style-name="Text_20_body"><text:line-break/><text:line-break/><text:line-break/><text:line-break/><text:line-break/><text:line-break/><text:line-break/><text:line-break/><text:line-break/><text:line-break/></text:p>
      <text:list xml:id="list5879651698227072821" text:style-name="L20">
        <text:list-item>
          <text:p text:style-name="P15">input, main, output process</text:p>
        </text:list-item>
      </text:list>
      <text:p text:style-name="P39"/>
      <text:p text:style-name="P48">input process : </text:p>
      <text:p text:style-name="Text_20_body"/>
      <text:p text:style-name="P49"><text:soft-page-break/><draw:frame draw:style-name="fr1" draw:name="Image2" text:anchor-type="as-char" svg:width="3.552in" svg:height="5.5311in" draw:z-index="1"><draw:image xlink:href="https://lh6.googleusercontent.com/xE6f0wswKjIHhIcjTc64Eyk_t2fxuNJdvbLErlmoCQq6u2h3nOFOXPTHkCudjwIIH-Hhx1IJNtKQEk6lmvlgL1mdPcAEpXqkKDLt4EF1Niojjw1oL-tTJU9zRV4UBBmiu4HTWHC9" xlink:type="simple" xlink:show="embed" xlink:actuate="onLoad"/></draw:frame></text:p>
      <text:p text:style-name="Text_20_body"/>
      <text:p text:style-name="P48">main process : </text:p>
      <text:p text:style-name="P49"><text:soft-page-break/><draw:frame draw:style-name="fr1" draw:name="Image3" text:anchor-type="as-char" svg:width="5.7083in" svg:height="5.948in" draw:z-index="2"><draw:image xlink:href="https://lh5.googleusercontent.com/YniGc2sMNcZ27UPU7B_dfSwBIRt2DXD6I2eS1tFv9A-Efg6Lp423cdZxNcyqeQ4VWVxrs7yejLs2tytlRcoILnsCf0YTGLKcPFik1i8DK_9WZIAp2-c4CGBqsGvT92cbNdXOafAz" xlink:type="simple" xlink:show="embed" xlink:actuate="onLoad"/></draw:frame></text:p>
      <text:p text:style-name="Text_20_body"/>
      <text:p text:style-name="P48">output process :</text:p>
      <text:p text:style-name="P49"><text:soft-page-break/><draw:frame draw:style-name="fr1" draw:name="Image4" text:anchor-type="as-char" svg:width="3.1874in" svg:height="4.698in" draw:z-index="3"><draw:image xlink:href="https://lh4.googleusercontent.com/_yZOxkdCIbdkhkh1hAuUNqkiNYTSuht2PkkSMGIIHmdmUHtbMvXzmv_cUIlx-B6ZOsAQMg4vzpH7DCFaOE_EqK3NdE2H1FJgvT_06BWjcSFR2zsvS6kVwxwDkXbLGhqIICYWWX-z" xlink:type="simple" xlink:show="embed" xlink:actuate="onLoad"/></draw:frame></text:p>
      <text:p text:style-name="Text_20_body"><text:line-break/><text:line-break/><text:line-break/><text:line-break/></text:p>
      <text:list xml:id="list5243406184211598117" text:style-name="L21">
        <text:list-item>
          <text:p text:style-name="P16">each mode</text:p>
        </text:list-item>
      </text:list>
      <text:p text:style-name="P39"/>
      <text:p text:style-name="P50"><draw:frame draw:style-name="fr1" draw:name="Image5" text:anchor-type="as-char" svg:width="4.5937in" svg:height="3.448in" draw:z-index="4"><draw:image xlink:href="https://lh6.googleusercontent.com/D1c9g0bFEg2qx8cMnwUfU4ZppdmNSdOEs94VMY1-7oXkOHYeSV6mIktejY_U21FeZqsYMlsdO2zr62E9kSPiJE1vbaHCBqTRiSMiP49cI2cf0aON_NkncCC1wTOj12Rpt21UuXGO" xlink:type="simple" xlink:show="embed" xlink:actuate="onLoad"/></draw:frame></text:p>
      <text:p text:style-name="Text_20_body"><text:soft-page-break/><text:line-break/></text:p>
      <text:list xml:id="list2654312330117344882" text:style-name="L22">
        <text:list-item>
          <text:list>
            <text:list-item>
              <text:p text:style-name="P45">제작 내용</text:p>
            </text:list-item>
          </text:list>
        </text:list-item>
      </text:list>
      <text:p text:style-name="Text_20_body"/>
      <text:list xml:id="list2291663474469543883" text:style-name="L23">
        <text:list-item>
          <text:p text:style-name="P35">input, main, output process</text:p>
        </text:list-item>
      </text:list>
      <text:p text:style-name="P38"><text:span text:style-name="T5">Input process </text:span><text:span text:style-name="T11">에서는 먼저 </text:span><text:span text:style-name="T5">readkey, switch device</text:span><text:span text:style-name="T11">를 오픈한 후 루프를 돌면서 입력이 받아지게끔 해 주었다</text:span><text:span text:style-name="T5">. </text:span><text:span text:style-name="T11">두 개의 </text:span><text:span text:style-name="T5">device </text:span><text:span text:style-name="T11">가 연결되어있지 않고 서로 다른 디바이스로 간주되기 때문에</text:span><text:span text:style-name="T5">, </text:span><text:span text:style-name="T11">하나를 못 받았다고 그 키 입력을 받을 때까지 계속 기다리면 안 된다</text:span><text:span text:style-name="T5">. </text:span><text:span text:style-name="T11">그러므로 </text:span><text:span text:style-name="T5">open </text:span><text:span text:style-name="T11">할 때 </text:span><text:span text:style-name="T5">non blocking </text:span><text:span text:style-name="T11">으로 열어서 입력받지 못했더라도 기다리지 않고 바로 다음으로 넘어갈 수 있게 해 주었다</text:span><text:span text:style-name="T5">.</text:span></text:p>
      <text:p text:style-name="P6"><text:span text:style-name="T5">switch </text:span><text:span text:style-name="T11">부분에서는 동시 입력이 가능해야 하고</text:span><text:span text:style-name="T5">, </text:span><text:span text:style-name="T11">꾹 누르고 있어도 한 번의 입력으로 간주해야 하기 때문에</text:span><text:span text:style-name="T5">, prev buffer </text:span><text:span text:style-name="T11">를 만들어 주어 이전 입력과 계속 같은 입력이 들어오면 무시하게 만들어 주었다</text:span><text:span text:style-name="T5">. readkey </text:span><text:span text:style-name="T11">부분에서는 버튼이 눌러졌을 때</text:span><text:span text:style-name="T5">, </text:span><text:span text:style-name="T11">즉 </text:span><text:span text:style-name="T5">key press </text:span><text:span text:style-name="T11">상태일 때 입력을 받아 주었다</text:span><text:span text:style-name="T5">.</text:span></text:p>
      <text:p text:style-name="P6"><text:span text:style-name="T11">이렇게 </text:span><text:span text:style-name="T5">readkey</text:span><text:span text:style-name="T11">와 </text:span><text:span text:style-name="T5">switch</text:span><text:span text:style-name="T11">의 상태를 받은 후 </text:span><text:span text:style-name="T5">io_msgbuf</text:span><text:span text:style-name="T11">에 넣어서 </text:span><text:span text:style-name="T5">main process</text:span><text:span text:style-name="T11">로 보내 주었다</text:span><text:span text:style-name="T5">. </text:span><text:span text:style-name="T11">만약 </text:span><text:span text:style-name="T5">poweroff </text:span><text:span text:style-name="T11">를 입력받았다면 </text:span><text:span text:style-name="T5">message</text:span><text:span text:style-name="T11">를 </text:span><text:span text:style-name="T5">main process</text:span><text:span text:style-name="T11">로 보내준 이후 자신은 끝나버린다</text:span><text:span text:style-name="T5">.</text:span></text:p>
      <text:p text:style-name="P6"><text:span text:style-name="T5">main process</text:span><text:span text:style-name="T11">에서는 먼저 기본 모드인 </text:span><text:span text:style-name="T5">mode1, clock</text:span><text:span text:style-name="T11">을 </text:span><text:span text:style-name="T5">construct </text:span><text:span text:style-name="T11">해 주고 루프에 들어간다</text:span><text:span text:style-name="T5">. </text:span><text:span text:style-name="T11">그 후 </text:span><text:span text:style-name="T5">input process</text:span><text:span text:style-name="T11">로부터 </text:span><text:span text:style-name="T5">message</text:span><text:span text:style-name="T11">를 전달받은 후</text:span><text:span text:style-name="T5">, </text:span><text:span text:style-name="T11">먼저 모드가 변경되었는지</text:span><text:span text:style-name="T5">, </text:span><text:span text:style-name="T11">아니면 </text:span><text:span text:style-name="T5">power off</text:span><text:span text:style-name="T11">버튼이 눌려졌는지를 확인하다</text:span><text:span text:style-name="T5">. </text:span><text:span text:style-name="T11">만약 </text:span><text:span text:style-name="T5">mode</text:span><text:span text:style-name="T11">가 변경되었다면 현재 모드를 변한 모드로 변경시켜 주고</text:span><text:span text:style-name="T5">, </text:span><text:span text:style-name="T11">이전 </text:span><text:span text:style-name="T5">mode</text:span><text:span text:style-name="T11">를 </text:span><text:span text:style-name="T5">destroy </text:span><text:span text:style-name="T11">해 준다</text:span><text:span text:style-name="T5">. </text:span><text:span text:style-name="T11">그 후 각각의 </text:span><text:span text:style-name="T5">mode main </text:span><text:span text:style-name="T11">함수를 불러서 그 모드에 대한 코드가 실행되게 해 준다</text:span><text:span text:style-name="T5">. poweroff </text:span><text:span text:style-name="T11">버튼이 눌러졌다면 현재 해당하는 </text:span><text:span text:style-name="T5">mode</text:span><text:span text:style-name="T11">를 </text:span><text:span text:style-name="T5">destroy </text:span><text:span text:style-name="T11">해 주고 루프를 빠져나간 후</text:span><text:span text:style-name="T5">, </text:span><text:span text:style-name="T11">자식 </text:span><text:span text:style-name="T5">process</text:span><text:span text:style-name="T11">들</text:span><text:span text:style-name="T5">, </text:span><text:span text:style-name="T11">즉 </text:span><text:span text:style-name="T5">input process</text:span><text:span text:style-name="T11">와 </text:span><text:span text:style-name="T5">output process</text:span><text:span text:style-name="T11">가 끝날 때까지 기다렸다가 끝난다</text:span><text:span text:style-name="T5">.</text:span></text:p>
      <text:p text:style-name="P6"><text:span text:style-name="T5">output process</text:span><text:span text:style-name="T11">에서는 실제로 출력을 해 주어야 하기 때문에</text:span><text:span text:style-name="T5">. </text:span><text:span text:style-name="T11">각 출력을 담당할 </text:span><text:span text:style-name="T5">dev</text:span><text:span text:style-name="T11">들을 </text:span><text:span text:style-name="T5">open </text:span><text:span text:style-name="T11">해주고</text:span><text:span text:style-name="T5">, led</text:span><text:span text:style-name="T11">에 한해서는 </text:span><text:span text:style-name="T5">mmap</text:span><text:span text:style-name="T11">을 사용할 것이기 때문에 </text:span><text:span text:style-name="T5">mapping</text:span><text:span text:style-name="T11">시켜 준다</text:span><text:span text:style-name="T5">. </text:span><text:span text:style-name="T11">그 후 루프에 들어가게 된다</text:span><text:span text:style-name="T5">. main process</text:span><text:span text:style-name="T11">에서 온 </text:span><text:span text:style-name="T5">message</text:span><text:span text:style-name="T11">를 읽고</text:span><text:span text:style-name="T5">, </text:span><text:span text:style-name="T11">각 데이터를 </text:span><text:span text:style-name="T5">output</text:span><text:span text:style-name="T11">해주는 함수에 필요한 인자들과 함께 넘겨 </text:span><text:span text:style-name="T5">(ex : output_dot, output_text_lcd ...) </text:span><text:span text:style-name="T11">출력을 해 준다</text:span><text:span text:style-name="T5">. </text:span><text:span text:style-name="T11">그러다가 </text:span><text:span text:style-name="T5">poweroff </text:span><text:span text:style-name="T11">가 들어온다면 바로 루프를 종료시키고</text:span><text:span text:style-name="T5">, </text:span><text:span text:style-name="T11">열었던 디바이스 드라이버들을 </text:span><text:span text:style-name="T5">close </text:span><text:span text:style-name="T11">해 주고 </text:span><text:span text:style-name="T5">unmap </text:span><text:span text:style-name="T11">해 준 다음 끝난다</text:span><text:span text:style-name="T5">.</text:span></text:p>
      <text:list xml:id="list7827037390607611537" text:style-name="L24">
        <text:list-item>
          <text:p text:style-name="P36">IPC</text:p>
        </text:list-item>
      </text:list>
      <text:p text:style-name="P38"><text:span text:style-name="T11">각각의 </text:span><text:span text:style-name="T5">process</text:span><text:span text:style-name="T11">들이 통신하기 위해서 </text:span><text:span text:style-name="T5">message queue</text:span><text:span text:style-name="T11">를 썻는데</text:span><text:span text:style-name="T5">. </text:span><text:span text:style-name="T11">이건 </text:span><text:span text:style-name="T5">20141602.c </text:span><text:span text:style-name="T11">에서 </text:span><text:span text:style-name="T5">msgget</text:span><text:span text:style-name="T11">을 해 주어서 선언하였다</text:span><text:span text:style-name="T5">. input - main process</text:span><text:span text:style-name="T11">에서 이용할 </text:span><text:span text:style-name="T5">message queue</text:span><text:span text:style-name="T11">의 </text:span><text:span text:style-name="T5">key</text:span><text:span text:style-name="T11">는 </text:span><text:span text:style-name="T5">key_io </text:span><text:span text:style-name="T11">에 저장해두고</text:span><text:span text:style-name="T5">, main - output process</text:span><text:span text:style-name="T11">에서 이용할 </text:span><text:span text:style-name="T5">queue</text:span><text:span text:style-name="T11">는 </text:span><text:span text:style-name="T5">key_mo</text:span><text:span text:style-name="T11">에 저장해 두고 각각의 </text:span><text:span text:style-name="T5">process</text:span><text:span text:style-name="T11">로 나뉘어질 때 </text:span><text:span text:style-name="T5">key</text:span><text:span text:style-name="T11">를 같이 넘겨주어서 서로서로 통신할 수 있게끔 만들어 주었다</text:span><text:span text:style-name="T5">.</text:span></text:p>
      <text:p text:style-name="Text_20_body"/>
      <text:list xml:id="list7272446078521278812" text:style-name="L25">
        <text:list-item>
          <text:p text:style-name="P37">Mode</text:p>
        </text:list-item>
      </text:list>
      <text:p text:style-name="P38"><text:soft-page-break/><text:span text:style-name="T5">program_mode/ </text:span><text:span text:style-name="T11">에 총 다섯개의 모드를 만들어 놓았다</text:span><text:span text:style-name="T5">. </text:span><text:span text:style-name="T11">각각에 모드 파일 안에는 </text:span><text:span text:style-name="T5">construct, destroy, mode main, set msg</text:span><text:span text:style-name="T11">의 함수가 기본적으로 구현되어 있고</text:span><text:span text:style-name="T5">, </text:span><text:span text:style-name="T11">필요에 따라 </text:span><text:span text:style-name="T5">background function  </text:span><text:span text:style-name="T11">과 각각 모드에서 필요한 다른 함수들이 포함되어 있다</text:span><text:span text:style-name="T5">. </text:span><text:span text:style-name="T11">처음으로 </text:span><text:span text:style-name="T5">construct</text:span><text:span text:style-name="T11">가 불리고 그 다음부터는 </text:span><text:span text:style-name="T5">mode main </text:span><text:span text:style-name="T11">함수가 돌아가며</text:span><text:span text:style-name="T5">, </text:span><text:span text:style-name="T11">모드가 변경 혹은 디바이스가 사용자에 의해 종료되었을 때 </text:span><text:span text:style-name="T5">destroy </text:span><text:span text:style-name="T11">함수가 불려진다</text:span><text:span text:style-name="T5">. construct </text:span><text:span text:style-name="T11">에서는 </text:span><text:span text:style-name="T5">mode state</text:span><text:span text:style-name="T11">를 할당해주고 각종 변수들을 초기화해준다</text:span><text:span text:style-name="T5">. </text:span><text:span text:style-name="T11">필요하면 </text:span><text:span text:style-name="T5">thread</text:span><text:span text:style-name="T11">를 이곳에서 만들고 </text:span><text:span text:style-name="T5">mutex lock</text:span><text:span text:style-name="T11">을 초기화해 주기도 한다</text:span><text:span text:style-name="T5">.</text:span></text:p>
      <text:p text:style-name="P6"><text:span text:style-name="T5">mode main</text:span><text:span text:style-name="T11">에서는 </text:span><text:span text:style-name="T5">input</text:span><text:span text:style-name="T11">에서 어떠한 </text:span><text:span text:style-name="T5">switch number</text:span><text:span text:style-name="T11">가 왔는지 확인하고 그 번호에 알맞은 행동을 하게끔 도와준다</text:span><text:span text:style-name="T5">. </text:span><text:span text:style-name="T11">그 후 결과를 </text:span><text:span text:style-name="T5">state </text:span><text:span text:style-name="T11">변수에 저장한 후 </text:span><text:span text:style-name="T5">msg</text:span><text:span text:style-name="T11">를 </text:span><text:span text:style-name="T5">set</text:span><text:span text:style-name="T11">한 후 </text:span><text:span text:style-name="T5">msgsnd </text:span><text:span text:style-name="T11">함수를 호출해 </text:span><text:span text:style-name="T5">output</text:span><text:span text:style-name="T11">에 출력해야 할 것을 넘겨준다</text:span><text:span text:style-name="T5">.</text:span></text:p>
      <text:p text:style-name="P6"><text:span text:style-name="T5">msg set </text:span><text:span text:style-name="T11">함수에서는 현재 </text:span><text:span text:style-name="T5">mode</text:span><text:span text:style-name="T11">의 </text:span><text:span text:style-name="T5">state</text:span><text:span text:style-name="T11">를 보고 그에 알맞게 </text:span><text:span text:style-name="T5">output</text:span><text:span text:style-name="T11">으로 넘겨줄 </text:span><text:span text:style-name="T5">message</text:span><text:span text:style-name="T11">를 만들어준다</text:span><text:span text:style-name="T5">.</text:span></text:p>
      <text:p text:style-name="P6"><text:span text:style-name="T5">destroy </text:span><text:span text:style-name="T11">함수에서는 현재 모드에서 사용하던 모든 것들을 종료하고</text:span><text:span text:style-name="T5">, mode state</text:span><text:span text:style-name="T11">를 </text:span><text:span text:style-name="T5">free, thread</text:span><text:span text:style-name="T11">를 사용하였다면 </text:span><text:span text:style-name="T5">thread join, mutet destroy</text:span><text:span text:style-name="T11">를 해 준다</text:span><text:span text:style-name="T5">.</text:span></text:p>
      <text:p text:style-name="P6"><text:span text:style-name="T5">background function</text:span><text:span text:style-name="T11">에서는 </text:span><text:span text:style-name="T5">mode main</text:span><text:span text:style-name="T11">함수를 </text:span><text:span text:style-name="T5">support</text:span><text:span text:style-name="T11">해 주기적으로 해 주어야 하는 무언가를 할 때 </text:span><text:span text:style-name="T5">background function </text:span><text:span text:style-name="T11">에서 실행해준다</text:span><text:span text:style-name="T5">. </text:span><text:span text:style-name="T11">엉킬 위험이 있으니 </text:span><text:span text:style-name="T5">synchronization</text:span><text:span text:style-name="T11">은 </text:span><text:span text:style-name="T5">mutex lock</text:span><text:span text:style-name="T11">을 통해 맞추어준다</text:span><text:span text:style-name="T5">.</text:span></text:p>
      <text:p text:style-name="Text_20_body"/>
      <text:list xml:id="list3805173748539988859" text:style-name="L26">
        <text:list-item>
          <text:p text:style-name="P11">mode 1 clock</text:p>
        </text:list-item>
      </text:list>
      <text:p text:style-name="P6"><text:span text:style-name="T5">1</text:span><text:span text:style-name="T11">번 스위치를 누르면 시간을 변경 가능하다</text:span><text:span text:style-name="T5">. </text:span><text:span text:style-name="T11">이 상태에서 </text:span><text:span text:style-name="T5">3</text:span><text:span text:style-name="T11">번을 누르면 시간을 증가시킬 수 있고</text:span><text:span text:style-name="T5">, 4</text:span><text:span text:style-name="T11">번을 누르면 분을 증가시킬 수 있다</text:span><text:span text:style-name="T5">. </text:span><text:span text:style-name="T11">이 상태에서 </text:span><text:span text:style-name="T5">1</text:span><text:span text:style-name="T11">을 누르면 설정한 시간으로 변화하고 어느 때든 </text:span><text:span text:style-name="T5">2</text:span><text:span text:style-name="T11">를 누르면 다시 초기 시간으로 돌아온다</text:span><text:span text:style-name="T5">.</text:span></text:p>
      <text:list xml:id="list4276792184045252886" text:style-name="L27">
        <text:list-item>
          <text:p text:style-name="P12">mode 2 counter</text:p>
        </text:list-item>
      </text:list>
      <text:p text:style-name="P6"><text:span text:style-name="T5">1</text:span><text:span text:style-name="T11">번 스위치를 누르면 진법 변환이 가능하다</text:span><text:span text:style-name="T5">. 2</text:span><text:span text:style-name="T11">번을 누르면 </text:span><text:span text:style-name="T5">3</text:span><text:span text:style-name="T11">번째 자리</text:span><text:span text:style-name="T5">, 3</text:span><text:span text:style-name="T11">번을 누르면 </text:span><text:span text:style-name="T5">2</text:span><text:span text:style-name="T11">번째 자리</text:span><text:span text:style-name="T5">, 4</text:span><text:span text:style-name="T11">번을 누르면 </text:span><text:span text:style-name="T5">1</text:span><text:span text:style-name="T11">번째 자리수가 올라간다</text:span><text:span text:style-name="T5">. </text:span><text:span text:style-name="T11">초기 진법은 </text:span><text:span text:style-name="T5">10</text:span><text:span text:style-name="T11">진법이다</text:span><text:span text:style-name="T5">.</text:span></text:p>
      <text:list xml:id="list1713606979960010141" text:style-name="L28">
        <text:list-item>
          <text:p text:style-name="P13">mode 3 text editor</text:p>
        </text:list-item>
      </text:list>
      <text:p text:style-name="P6"><text:span text:style-name="T11">각각의 스위치에 알파벳이 저장되어있다</text:span><text:span text:style-name="T5">. 5,6 </text:span><text:span text:style-name="T11">스위치를 동시에 누르면  숫자 </text:span><text:span text:style-name="T5">&lt;-&gt;</text:span><text:span text:style-name="T11">영어 입력을 서로 전환할 수 있다</text:span><text:span text:style-name="T5">. 8,9번 스위치를 동시에 누르면 한 칸 띄울 수 있고, 2, 3번 스위치를 동시에 누르면 </text:span><text:span text:style-name="T6">text lcd에 표시된 모든 문자들을 지울 수 있다. 최대 입력 길이를 벗어나면 맨 처음 썻던 글자가 밀려나고, 마지막 위치에 새로운 글씨가 작성된다.</text:span></text:p>
      <text:p text:style-name="Text_20_body"/>
      <text:list xml:id="list984755282191516395" text:style-name="L29">
        <text:list-item>
          <text:p text:style-name="P14">mode 4 <text:span text:style-name="T15">draw board</text:span></text:p>
        </text:list-item>
      </text:list>
      <text:p text:style-name="P6"><text:span text:style-name="T5">2,4,6,8번 스위치로 상하좌우 움직일 수 있다. 5번 스위치를 누르면 그 위치가 칠해진다. 3번 스위치는 현재 커서가 어디 있는지 나타내는 버튼인데, 기본으로는 </text:span><text:span text:style-name="T6">ON 되어있어서 현재 위치의 커서가 깜빡거린다. 3번을 끄면 현</text:span><text:soft-page-break/><text:span text:style-name="T6">재 커서 위치가 표시되지 않는다. 9번을 누르면 칠해진건 꺼지고, 꺼진건 칠해지게 된다. 1번을 누르면 초기 상태로 reset되고 7번을 누르면 현재 그려져있는 그림이 모두 지워진다.</text:span></text:p>
      <text:p text:style-name="Text_20_body"/>
      <text:list xml:id="list1518630218011444458" text:style-name="L30">
        <text:list-item>
          <text:p text:style-name="P10">user define mode</text:p>
        </text:list-item>
      </text:list>
      <text:p text:style-name="P6"><text:span text:style-name="T11">리듬게임을 제작하였다</text:span><text:span text:style-name="T5">. program_mode/user.c </text:span><text:span text:style-name="T11">에 구현되어 있고</text:span><text:span text:style-name="T5">, </text:span><text:span text:style-name="T11">이 파일 역시 다른 </text:span><text:span text:style-name="T5">mode</text:span><text:span text:style-name="T11">들과 비슷하게 </text:span><text:span text:style-name="T5">construct, destroy, main. set msg </text:span><text:span text:style-name="T11">함수가 존재한다</text:span><text:span text:style-name="T5">. </text:span><text:span text:style-name="T11">추가로 </text:span><text:span text:style-name="T5">thread</text:span><text:span text:style-name="T11">를 사용하기 때문에 </text:span><text:span text:style-name="T5">background </text:span><text:span text:style-name="T11">함수를 만들어 주었고</text:span><text:span text:style-name="T5">, </text:span><text:span text:style-name="T11">알맞은 타이밍에 버튼을 눌렀는지 확인하기 위한 </text:span><text:span text:style-name="T5">check </text:span><text:span text:style-name="T11">함수</text:span><text:span text:style-name="T5">, text lcd</text:span><text:span text:style-name="T11">에 표시하기 위해 만들어 둔 </text:span><text:span text:style-name="T5">mode5_strcat </text:span><text:span text:style-name="T11">함수를 추가로 구현해 주었다</text:span><text:span text:style-name="T5">.</text:span></text:p>
      <text:p text:style-name="P6"><text:span text:style-name="T11">맨 처음으로 </text:span><text:span text:style-name="T5">construct </text:span><text:span text:style-name="T11">함수가 호출되면 </text:span><text:span text:style-name="T5">mode5_state</text:span><text:span text:style-name="T11">를 생성하고 초기 설정을 넣어준다</text:span><text:span text:style-name="T5">. </text:span><text:span text:style-name="T11">그리고 </text:span><text:span text:style-name="T5">thread</text:span><text:span text:style-name="T11">를 새롭게 만들어 준 후  </text:span><text:span text:style-name="T5">background </text:span><text:span text:style-name="T11">함수로 넘겨준다</text:span><text:span text:style-name="T5">. mode main </text:span><text:span text:style-name="T11">함수가 호출된 후 게임이 시작된다</text:span><text:span text:style-name="T5">. </text:span><text:span text:style-name="T11">크게 세 가지의 상태가 있는데</text:span><text:span text:style-name="T5">, before game, running, finish </text:span><text:span text:style-name="T11">상태이다</text:span><text:span text:style-name="T5">. before game </text:span><text:span text:style-name="T11">상태에서는 스위치 </text:span><text:span text:style-name="T5">1, 2, 3</text:span><text:span text:style-name="T11">번으로 난이도를 조작할 수 있고 </text:span><text:span text:style-name="T5">5</text:span><text:span text:style-name="T11">번 스위치로 게임을 시작할 수 있다</text:span><text:span text:style-name="T5">. running </text:span><text:span text:style-name="T11">상태에서는 실제 게임이 이루어지는데</text:span><text:span text:style-name="T5">, 4, 7, 8, 9, 6</text:span><text:span text:style-name="T11">번 버튼을 사용하여 </text:span><text:span text:style-name="T5">dot matrix</text:span><text:span text:style-name="T11">를 보고 게임을 하게 된다</text:span><text:span text:style-name="T5">. </text:span><text:span text:style-name="T11">이 때 스위치가 눌러지면 </text:span><text:span text:style-name="T5">check </text:span><text:span text:style-name="T11">함수를 호출해 제때 맞게 눌렀는지를 확인하게 된다</text:span><text:span text:style-name="T5">. </text:span><text:span text:style-name="T11">맞게 눌렀으면 </text:span><text:span text:style-name="T5">combo</text:span><text:span text:style-name="T11">와 </text:span><text:span text:style-name="T5">score</text:span><text:span text:style-name="T11">가 올라간다</text:span><text:span text:style-name="T5">. </text:span><text:span text:style-name="T11">틀리게 누르거나 놓치면 </text:span><text:span text:style-name="T5">life</text:span><text:span text:style-name="T11">가 줄어들게 된다</text:span><text:span text:style-name="T5">.</text:span></text:p>
      <text:p text:style-name="P6"><text:span text:style-name="T5">life</text:span><text:span text:style-name="T11">가 다 줄어들게 되면 게임이 종료되고 </text:span><text:span text:style-name="T5">text lcd</text:span><text:span text:style-name="T11">에 </text:span><text:span text:style-name="T5">score</text:span><text:span text:style-name="T11">와 </text:span><text:span text:style-name="T5">max combo</text:span><text:span text:style-name="T11">가 표시된다</text:span><text:span text:style-name="T5">. </text:span><text:span text:style-name="T11">이 상태에서 </text:span><text:span text:style-name="T5">5</text:span><text:span text:style-name="T11">번 스위치를 다시 누르면 </text:span><text:span text:style-name="T5">mode5_destroy, mode5_construct</text:span><text:span text:style-name="T11">가 차례로 호출되고</text:span><text:span text:style-name="T5">(reset) </text:span><text:span text:style-name="T11">다시 시작하게 된다</text:span><text:span text:style-name="T5">.</text:span></text:p>
      <text:p text:style-name="P6"><text:span text:style-name="T5">background function</text:span><text:span text:style-name="T11">에서는 </text:span><text:span text:style-name="T5">dot</text:span><text:span text:style-name="T11">에 그려진 노트들을 주기적으로 밑으로 내려주며</text:span><text:span text:style-name="T5">, swi </text:span><text:span text:style-name="T11">입력이 받아지지 않았을 경우에는 그 노트를 치지 못한 것이므로 </text:span><text:span text:style-name="T5">life</text:span><text:span text:style-name="T11">를 감소시킨다</text:span><text:span text:style-name="T5">. </text:span><text:span text:style-name="T11">일정 시간이 지나갈수록 점점 속도가 빨라지게 해 주고</text:span><text:span text:style-name="T5">, </text:span><text:span text:style-name="T11">빨라졌다는 표시를 </text:span><text:span text:style-name="T5">led</text:span><text:span text:style-name="T11">로 나타내 주었다</text:span><text:span text:style-name="T5">.</text:span></text:p>
      <text:p text:style-name="Text_20_body"/>
      <text:p text:style-name="P6"><draw:frame draw:style-name="fr1" draw:name="Image6" text:anchor-type="as-char" svg:width="5.1665in" svg:height="3.3854in" draw:z-index="5"><draw:image xlink:href="https://lh4.googleusercontent.com/_8XDYavzsLhE4RE_DyWfXqGAuB6GtB_VgwFo5ZWC1ShdrZbyVHsbK2OQGfW2L_aC-pG_1qSGbx9msTl_Am6F5QBDhcpBUATukgs0lu0n-w4hKJ2JMoym9OD3tdxpBydEWLdD-tRE" xlink:type="simple" xlink:show="embed" xlink:actuate="onLoad"/></draw:frame></text:p>
      <text:p text:style-name="Text_20_body"/>
      <text:p text:style-name="P6"><text:soft-page-break/><text:span text:style-name="T11">위의 그림에서 보면 </text:span><text:span text:style-name="T5">led</text:span><text:span text:style-name="T11">에 </text:span><text:span text:style-name="T5">speed </text:span><text:span text:style-name="T11">상태가 나와있다 </text:span><text:span text:style-name="T5">(</text:span><text:span text:style-name="T11">숫자가 커질수록 속도가 빠르다</text:span><text:span text:style-name="T5">)</text:span></text:p>
      <text:p text:style-name="P6"><text:span text:style-name="T5">fnd</text:span><text:span text:style-name="T11">에는 현재 남은 </text:span><text:span text:style-name="T5">life</text:span><text:span text:style-name="T11">가 표시된다</text:span><text:span text:style-name="T5">.</text:span></text:p>
      <text:p text:style-name="P6"><text:span text:style-name="T5">text lcd</text:span><text:span text:style-name="T11">에는 현재 상태가 표시된다</text:span><text:span text:style-name="T5">.</text:span></text:p>
      <text:p text:style-name="P3">switch:</text:p>
      <text:p text:style-name="P3">-&gt; before running :</text:p>
      <text:p text:style-name="P51">sw1  = easy mode</text:p>
      <text:p text:style-name="P7"><text:span text:style-name="T12">    </text:span><text:span text:style-name="T14">sw2 = normal mode</text:span><text:span text:style-name="T12">    </text:span></text:p>
      <text:p text:style-name="P7"><text:span text:style-name="T12">    </text:span><text:span text:style-name="T14">sw3 = hard mode</text:span></text:p>
      <text:p text:style-name="P7"><text:span text:style-name="T12">    </text:span><text:span text:style-name="T14">sw5 = game start</text:span></text:p>
      <text:p text:style-name="P3">-&gt; running :</text:p>
      <text:p text:style-name="P7"><text:span text:style-name="T12">    </text:span><text:span text:style-name="T14">sw4: dot matrix</text:span><text:span text:style-name="T13">에서 두번째 칸</text:span></text:p>
      <text:p text:style-name="P7"><text:span text:style-name="T12">    </text:span><text:span text:style-name="T14">sw7: dot matrix</text:span><text:span text:style-name="T13">에서 세번째 칸</text:span></text:p>
      <text:p text:style-name="P7"><text:span text:style-name="T12">    </text:span><text:span text:style-name="T14">sw8: dot matrix</text:span><text:span text:style-name="T13">에서 네번째 칸</text:span></text:p>
      <text:p text:style-name="P7"><text:span text:style-name="T12">    </text:span><text:span text:style-name="T14">sw9: dot matrix</text:span><text:span text:style-name="T13">에서 다섯번째 칸</text:span></text:p>
      <text:p text:style-name="P7"><text:span text:style-name="T12">    </text:span><text:span text:style-name="T14">sw6: dot matrix</text:span><text:span text:style-name="T13">에서 여섯번째 칸</text:span></text:p>
      <text:p text:style-name="P3">-&gt; finish:</text:p>
      <text:p text:style-name="P7"><text:span text:style-name="T12">    </text:span><text:span text:style-name="T14">sw5: retry</text:span></text:p>
      <text:p text:style-name="Text_20_body"><text:line-break/><text:line-break/><text:line-break/><text:line-break/><text:line-break/></text:p>
      <text:list xml:id="list1593750424911787209" text:style-name="L31">
        <text:list-item>
          <text:p text:style-name="P23">기타</text:p>
          <text:list>
            <text:list-item>
              <text:p text:style-name="P46">연구 조원 기여도</text:p>
            </text:list-item>
          </text:list>
        </text:list-item>
      </text:list>
      <text:list xml:id="list7088349913015351672" text:style-name="L32">
        <text:list-item>
          <text:p text:style-name="P26"><text:span text:style-name="T11">개인 프로젝트이다</text:span><text:span text:style-name="T5">.</text:span></text:p>
        </text:list-item>
      </text:list>
      <text:list xml:id="list3772347796189422816" text:style-name="L33">
        <text:list-item>
          <text:list>
            <text:list-item>
              <text:p text:style-name="P47">소감</text:p>
            </text:list-item>
          </text:list>
        </text:list-item>
      </text:list>
      <text:list xml:id="list6777634762616583163" text:style-name="L34">
        <text:list-item>
          <text:p text:style-name="P27"><text:span text:style-name="T11">처음으로 </text:span><text:span text:style-name="T5">cross compile</text:span><text:span text:style-name="T11">을 통해 </text:span><text:span text:style-name="T5">target device</text:span><text:span text:style-name="T11">에서 돌아가는 프로그램을 작성해 보았다</text:span><text:span text:style-name="T5">. </text:span><text:span text:style-name="T11">많이 헤매었지만 차츰 해 볼수록 익숙해져서 이전 학기에 프로젝트를 했던 것처럼 진행할 수 있어서 괜찮았다</text:span><text:span text:style-name="T5">. </text:span><text:span text:style-name="T11">하지만 하다가 뭔가 실수하면 아예 껏다가 다시 켜야 하는 불편함이 있었다</text:span><text:span text:style-name="T5">.</text:span></text:p>
        </text:list-item>
      </text:list>
      <text:p text:style-name="P39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lgun Gothic" svg:font-family="'Malgun Goth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22:08:58.182392041</meta:creation-date>
    <dc:date>2019-04-13T22:18:05.157854437</dc:date>
    <meta:editing-duration>PT9M5S</meta:editing-duration>
    <meta:editing-cycles>4</meta:editing-cycles>
    <meta:generator>LibreOffice/5.1.6.2$Linux_X86_64 LibreOffice_project/10m0$Build-2</meta:generator>
    <meta:document-statistic meta:table-count="1" meta:image-count="6" meta:object-count="0" meta:page-count="12" meta:paragraph-count="118" meta:word-count="3683" meta:character-count="7044" meta:non-whitespace-character-count="5594"/>
  </office:meta>
</office:document-meta>
</file>